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23e33" officeooo:paragraph-rsid="00023e33"/>
    </style:style>
    <style:style style:name="P2" style:family="paragraph" style:parent-style-name="Standard">
      <style:text-properties fo:font-weight="bold" officeooo:rsid="00023e33" officeooo:paragraph-rsid="00023e33" style:font-weight-asian="bold" style:font-weight-complex="bold"/>
    </style:style>
    <style:style style:name="P3" style:family="paragraph" style:parent-style-name="Standard">
      <style:text-properties fo:font-weight="bold" officeooo:rsid="00035f1a" officeooo:paragraph-rsid="00035f1a" style:font-weight-asian="bold" style:font-weight-complex="bold"/>
    </style:style>
    <style:style style:name="P4" style:family="paragraph" style:parent-style-name="Standard">
      <style:text-properties fo:font-weight="normal" officeooo:rsid="00035f1a" officeooo:paragraph-rsid="00035f1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35f1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 DE USUARIO:</text:p>
      <text:p text:style-name="P2">Inicio: <text:span text:style-name="T1">Al inicio el usuario se le muestran dos ítems, uno de funcionalidad del programa y otro de los reportes que genera el programa, de modo que, el primer botón que se encuentra en la parte superior de la pantalla muestra la carga de datos, es donde el usuario hace la carga de datos, con ella puede insertar texto que tenga en cualquier lugar de su computadora; tiene una entrada de texto donde puede editar el texto, que muestra la carga de datos. Puede hacer la carga de datos o bien puede escribir en la parte del texto y darle en el botón analizar, también tiene la opción de escribir y guardar ese texto en un archivo texto en el lugar que desee en su computadora </text:span><text:span text:style-name="T2">presionando el botón de color blanco que se encuentra en el lado intermedio de la funcionalidad</text:span><text:span text:style-name="T1">.</text:span></text:p>
      <text:p text:style-name="P2"><text:span text:style-name="T1"/></text:p>
      <text:p text:style-name="P3">FUNCIONALIDADES:</text:p>
      <text:p text:style-name="P3"/>
      <text:p text:style-name="P2"><text:span text:style-name="T1">Tiene dos opciones para limpieza ya sea del área donde se insertan los datos o la parte donde se muestra el recorrido de la lectura que el analizador hace, el cual se muestra en una pantalla negra con letra verde, donde claramente se menciona el lugar donde se mueve el analizador y el tipo de token que pertenece y el lexema, es decir la palabra que se indica o que se analiza, es importante tener en cuenta que, el archivo debe ser </text:span><text:span text:style-name="T2">UTF</text:span><text:span text:style-name="T1">-8, es decir, no se permiten caracteres extraños como comillas, porcentaje, solamente los signos de agrupación, de operación, los signos de puntuación, números y letras.</text:span></text:p>
      <text:p text:style-name="P2"><text:span text:style-name="T1"/></text:p>
      <text:p text:style-name="P2"><text:span text:style-name="T1">Para limpiar la parte del área de texto de entrada solo basta con presionar el botón de color rojo que se encuentra en medio de las dos áreas de texto, de modo que, al ser presionado todo lo que esté en el área de texto será eliminado.</text:span></text:p>
      <text:p text:style-name="P2"><text:span text:style-name="T1">Para limpiar el área de salida, o el área donde se muestra el recorrido del analizador, basta solamente con presionar el botón </text:span><text:span text:style-name="T2">CLEAR</text:span><text:span text:style-name="T1"> </text:span><text:span text:style-name="T2">CONSOL</text:span><text:span text:style-name="T1">, donde se limpiarán los datos que se tengan en la entrada de texto, la que se mencionaba anteriormente de fondo negro y letra de color verde.</text:span></text:p>
      <text:p text:style-name="P2"><text:span text:style-name="T1"/></text:p>
      <text:p text:style-name="P3"><text:span text:style-name="T1">El usuario también tiene la opción de buscar una palabra, en un buscador en un apartado específico se mostrarán los datos que coinciden con la búsqueda.</text:span></text:p>
      <text:p text:style-name="P2"><text:span text:style-name="T1"/></text:p>
      <text:p text:style-name="P3">REPORTES:</text:p>
      <text:p text:style-name="P3"/>
      <text:p text:style-name="P4">Del otro lado de los ítem aparece la funcionalidad de reportes, que nos es más que tablas donde se van almacenando algunos reportes como: reportes de los errores, entre ellos todos los que tengan que ver con que el programa no pueda reconocer lo demás, es decir las otras dos tablas no se mostrarán nada mientras hayan erres.</text:p>
      <text:p text:style-name="P4">De lo contrario, si no hay errores, en las demás tablas se mostraran: en la tabla derecha el recuento de lexemas, es decir la cantidad de veces que se repite una palabra y a que token pertenece, ya sea a un número entero o decimal, identificador, agrupación, puntuación, etc.</text:p>
      <text:p text:style-name="P4"/>
      <text:p text:style-name="P4">en la tabla de abajo se muestra palabra por palabra, indicando el token, el numero de fila y columna en el que se encuentra, al igual que en la tabla de reportes de errores.</text:p>
      <text:p text:style-name="P4"/>
      <text:p text:style-name="P3">IMPORTANTE:</text:p>
      <text:p text:style-name="P3"/>
      <text:p text:style-name="P4">Las tablas se vacían cada que se analiza un documento nuevo, de modo que si no se encuentra un botón específicamente para ello, cabe mencionar que siempre se vacían, cada que se analice una entrada nuev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G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3T23:05:26.007725041</meta:creation-date>
    <dc:date>2021-10-03T23:32:55.976402171</dc:date>
    <meta:editing-duration>PT14S</meta:editing-duration>
    <meta:editing-cycles>1</meta:editing-cycles>
    <meta:document-statistic meta:table-count="0" meta:image-count="0" meta:object-count="0" meta:page-count="1" meta:paragraph-count="13" meta:word-count="555" meta:character-count="3075" meta:non-whitespace-character-count="2533"/>
    <meta:generator>LibreOffice/7.0.4.2$Linux_X86_64 LibreOffice_project/00$Build-2</meta:generator>
  </office:meta>
</office:document-meta>
</file>